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" style:master-page-name="Standard">
      <style:paragraph-properties style:page-number="auto"/>
      <style:text-properties officeooo:paragraph-rsid="00129a19"/>
    </style:style>
    <style:style style:name="P2" style:family="paragraph" style:parent-style-name="List_20_Paragraph" style:list-style-name="WWNum12">
      <style:text-properties officeooo:paragraph-rsid="00129a19"/>
    </style:style>
    <style:style style:name="P3" style:family="paragraph" style:parent-style-name="List_20_Paragraph" style:list-style-name="WWNum12">
      <style:text-properties officeooo:rsid="00129a19" officeooo:paragraph-rsid="00129a19"/>
    </style:style>
    <style:style style:name="P4" style:family="paragraph" style:parent-style-name="List_20_Paragraph">
      <style:text-properties officeooo:rsid="00129a19" officeooo:paragraph-rsid="00129a19"/>
    </style:style>
    <style:style style:name="P5" style:family="paragraph" style:parent-style-name="List_20_Paragraph" style:list-style-name="WWNum12">
      <style:text-properties fo:font-weight="bold" officeooo:rsid="00129a19" officeooo:paragraph-rsid="00129a19" style:font-weight-asian="bold" style:font-weight-complex="bold"/>
    </style:style>
    <style:style style:name="P6" style:family="paragraph" style:parent-style-name="List_20_Paragraph" style:list-style-name="WWNum12">
      <style:text-properties fo:font-weight="normal" officeooo:rsid="00129a19" officeooo:paragraph-rsid="00129a19" style:font-weight-asian="normal" style:font-weight-complex="normal"/>
    </style:style>
    <style:style style:name="P7" style:family="paragraph" style:parent-style-name="List_20_Paragraph" style:list-style-name="WWNum12">
      <style:text-properties style:font-name="Arial1" officeooo:rsid="00144ebd" officeooo:paragraph-rsid="00144ebd"/>
    </style:style>
    <style:style style:name="P8" style:family="paragraph" style:parent-style-name="List_20_Paragraph" style:list-style-name="WWNum12">
      <style:text-properties style:font-name="Arial1" officeooo:rsid="001598f9" officeooo:paragraph-rsid="001598f9"/>
    </style:style>
    <style:style style:name="P9" style:family="paragraph" style:parent-style-name="List_20_Paragraph">
      <style:text-properties officeooo:rsid="001598f9" officeooo:paragraph-rsid="001598f9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fo:font-size="12pt" fo:font-weight="bold" style:font-size-asian="12pt" style:font-weight-asian="bold" style:font-name-complex="Arial2" style:font-size-complex="12pt"/>
    </style:style>
    <style:style style:name="T3" style:family="text">
      <style:text-properties style:font-name="Arial" fo:font-size="12pt" fo:font-weight="bold" officeooo:rsid="00129a19" style:font-size-asian="12pt" style:font-weight-asian="bold" style:font-name-complex="Arial2" style:font-size-complex="12pt"/>
    </style:style>
    <style:style style:name="T4" style:family="text">
      <style:text-properties style:font-name="Arial" fo:font-weight="bold" style:font-weight-asian="bold" style:font-name-complex="Arial2"/>
    </style:style>
    <style:style style:name="T5" style:family="text">
      <style:text-properties style:font-name="Arial" style:text-underline-style="solid" style:text-underline-width="auto" style:text-underline-color="font-color" style:font-name-complex="Arial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Dominiques</text:span><text:span text:style-name="T2"> Verteidigung:</text:span></text:h>
      <text:list xml:id="list796912903" text:style-name="WWNum12">
        <text:list-item>
          <text:p text:style-name="P2"><text:span text:style-name="T4">Tramezzini</text:span></text:p>
          <text:list>
            <text:list-item>
              <text:p text:style-name="P2"><text:span text:style-name="T1">4 + (1 in Reserve) Pakete Sandwich Toast (die großen Scheiben, ganz normal ohne Vollkorn)</text:span></text:p>
            </text:list-item>
            <text:list-item>
              <text:p text:style-name="P2"><text:span text:style-name="T5">Thunfischcreme</text:span></text:p>
              <text:list>
                <text:list-item>
                  <text:p text:style-name="P2"><text:span text:style-name="T1">3 Dosen Thunfisch (Dose im eigenen Saft)</text:span></text:p>
                </text:list-item>
                <text:list-item>
                  <text:p text:style-name="P2"><text:span text:style-name="T1">1 Glas Kapern (die kleinen, nicht die Äpfel)</text:span></text:p>
                </text:list-item>
                <text:list-item>
                  <text:p text:style-name="P2"><text:span text:style-name="T1">Sardellen im Glas (kleines Glas reicht)</text:span></text:p>
                </text:list-item>
                <text:list-item>
                  <text:p text:style-name="P2"><text:span text:style-name="T1">Mayonnaise (ca. 1-2 Esslöffel)</text:span></text:p>
                </text:list-item>
                <text:list-item>
                  <text:p text:style-name="P2"><text:span text:style-name="T1">1 Becher Crème fraíche</text:span></text:p>
                </text:list-item>
                <text:list-item>
                  <text:p text:style-name="P2"><text:span text:style-name="T1">2 Zitronen</text:span></text:p>
                </text:list-item>
                <text:list-item>
                  <text:p text:style-name="P2"><text:span text:style-name="T1">1 Bund Schnittlauch</text:span></text:p>
                </text:list-item>
              </text:list>
            </text:list-item>
            <text:list-item>
              <text:p text:style-name="P2"><text:span text:style-name="T5">Tomate-Feta-Creme</text:span></text:p>
              <text:list>
                <text:list-item>
                  <text:p text:style-name="P2"><text:span text:style-name="T1">2 x Feta</text:span></text:p>
                </text:list-item>
                <text:list-item>
                  <text:p text:style-name="P2"><text:span text:style-name="T1">2 x Mozzarella (nicht Fettarm)</text:span></text:p>
                </text:list-item>
                <text:list-item>
                  <text:p text:style-name="P2"><text:span text:style-name="T1">1 Packung Frischkäse (250-300g)</text:span></text:p>
                </text:list-item>
                <text:list-item>
                  <text:p text:style-name="P2"><text:span text:style-name="T1">2 Gläser getrocknete Tomaten (in Öl eingelegt)</text:span></text:p>
                </text:list-item>
                <text:list-item>
                  <text:p text:style-name="P2"><text:span text:style-name="T1">1 Packung Rucola (auch für die anderen Sorten Tramezzini)</text:span></text:p>
                </text:list-item>
              </text:list>
            </text:list-item>
            <text:list-item>
              <text:p text:style-name="P2"><text:span text:style-name="T5">Lachs mit Eiersalat</text:span></text:p>
              <text:list>
                <text:list-item>
                  <text:p text:style-name="P2"><text:span text:style-name="T1">3 Pakete Räucherlachs</text:span></text:p>
                </text:list-item>
                <text:list-item>
                  <text:p text:style-name="P2"><text:span text:style-name="T1">3 x Eiersalat (fertiger Salat)</text:span></text:p>
                </text:list-item>
                <text:list-item>
                  <text:p text:style-name="P2"><text:span text:style-name="T1">1 x Honig-Senf Sauce</text:span></text:p>
                </text:list-item>
              </text:list>
            </text:list-item>
          </text:list>
        </text:list-item>
        <text:list-item>
          <text:p text:style-name="P2"><text:span text:style-name="T4">Käsespieße</text:span></text:p>
          <text:list>
            <text:list-item>
              <text:p text:style-name="P2"><text:span text:style-name="T1">Käse</text:span></text:p>
            </text:list-item>
            <text:list-item>
              <text:p text:style-name="P2"><text:span text:style-name="T1">Trauben</text:span></text:p>
            </text:list-item>
            <text:list-item>
              <text:p text:style-name="P2"><text:span text:style-name="T1">Zahnstocher</text:span></text:p>
            </text:list-item>
          </text:list>
        </text:list-item>
        <text:list-item>
          <text:p text:style-name="P2"><text:span text:style-name="T4">Tomate-Mozzarella-Spieße</text:span></text:p>
          <text:list>
            <text:list-item>
              <text:p text:style-name="P2"><text:span text:style-name="T1">2 Pakete Kirschtomaten</text:span></text:p>
            </text:list-item>
            <text:list-item>
              <text:p text:style-name="P2"><text:span text:style-name="T1">2 Pakete Mini Mozzarella</text:span></text:p>
            </text:list-item>
            <text:list-item>
              <text:p text:style-name="P2"><text:span text:style-name="T1">1 Strauch Basilikum</text:span></text:p>
            </text:list-item>
            <text:list-item>
              <text:p text:style-name="P2"><text:span text:style-name="T1">1 Glas Pesto (gekauftes)</text:span></text:p>
            </text:list-item>
            <text:list-item>
              <text:p text:style-name="P2"><text:span text:style-name="T1">kleine Zahnstocher</text:span></text:p>
            </text:list-item>
          </text:list>
        </text:list-item>
        <text:list-item>
          <text:p text:style-name="P3"><text:span text:style-name="T4">Brownies</text:span></text:p>
          <text:list>
            <text:list-item>
              <text:p text:style-name="P7">345g Zartbitterschokolade</text:p>
            </text:list-item>
            <text:list-item>
              <text:p text:style-name="P7">195g Butter</text:p>
            </text:list-item>
            <text:list-item>
              <text:p text:style-name="P7">210g Mehl</text:p>
            </text:list-item>
            <text:list-item>
              <text:p text:style-name="P7">315g Zucker</text:p>
            </text:list-item>
            <text:list-item>
              <text:p text:style-name="P7">¾ TL Backpulver</text:p>
            </text:list-item>
            <text:list-item>
              <text:p text:style-name="P7">Salz</text:p>
            </text:list-item>
            <text:list-item>
              <text:p text:style-name="P7">1 ½ <text:s/>Pck. Vanillezucker</text:p>
            </text:list-item>
            <text:list-item>
              <text:p text:style-name="P7">4 ½ Eier</text:p>
            </text:list-item>
            <text:list-item>
              <text:p text:style-name="P7">1 ½ Pkt Vollmilchkuvertüre oder weiße</text:p>
            </text:list-item>
            <text:list-item>
              <text:p text:style-name="P8">1 Handvoll Walnüsse</text:p>
            </text:list-item>
          </text:list>
        </text:list-item>
        <text:list-item>
          <text:p text:style-name="P5"><text:span text:style-name="T1">Nudelsalat</text:span></text:p>
          <text:list>
            <text:list-item>
              <text:p text:style-name="P6"><text:span text:style-name="T1">500g Farfalle</text:span></text:p>
            </text:list-item>
            <text:list-item>
              <text:p text:style-name="P6"><text:span text:style-name="T1">100g Pinienkerne</text:span></text:p>
            </text:list-item>
            <text:list-item>
              <text:p text:style-name="P6"><text:span text:style-name="T1">200g Schafkäse</text:span></text:p>
            </text:list-item>
            <text:list-item>
              <text:p text:style-name="P6"><text:soft-page-break/><text:span text:style-name="T1">200g getrocknete Tomaten</text:span></text:p>
            </text:list-item>
            <text:list-item>
              <text:p text:style-name="P6"><text:span text:style-name="T1">30 Basilikumblätter</text:span></text:p>
            </text:list-item>
            <text:list-item>
              <text:p text:style-name="P6"><text:span text:style-name="T1">50 mL Olivenöl</text:span></text:p>
            </text:list-item>
            <text:list-item>
              <text:p text:style-name="P6"><text:span text:style-name="T1">2 Knoblauchzehen</text:span></text:p>
            </text:list-item>
          </text:list>
        </text:list-item>
        <text:list-item>
          <text:p text:style-name="P2"><text:span text:style-name="T4">Snacks</text:span></text:p>
          <text:list>
            <text:list-item>
              <text:p text:style-name="P3"><text:span text:style-name="T1">kl. Wasser &amp; Apfelschorle</text:span></text:p>
            </text:list-item>
            <text:list-item>
              <text:p text:style-name="P3"><text:span text:style-name="T1">Süssigkeit</text:span></text:p>
            </text:list-item>
            <text:list-item>
              <text:p text:style-name="P3"><text:span text:style-name="T1">Nachos</text:span></text:p>
            </text:list-item>
          </text:list>
        </text:list-item>
      </text:list>
      <text:p text:style-name="P4"><text:span text:style-name="T1"/></text:p>
      <text:p text:style-name="P9"><text:span text:style-name="T1">7 Flaschen Sekt</text:span></text:p>
      <text:p text:style-name="P9"><text:span text:style-name="T1">3 Kurze</text:span></text:p>
      <text:p text:style-name="P9"><text:span text:style-name="T1">4L O-Saft</text:span></text:p>
      <text:p text:style-name="P9"><text:span text:style-name="T1">½ Kasten Bier</text:span></text:p>
      <text:p text:style-name="P9"><text:span text:style-name="T1">Shotgläser</text:span></text:p>
      <text:p text:style-name="P9"><text:span text:style-name="T1"/></text:p>
      <text:p text:style-name="P4"><text:span text:style-name="T1">Marmelade</text:span></text:p>
      <text:p text:style-name="P4"><text:span text:style-name="T1">Schinken</text:span></text:p>
      <text:p text:style-name="P9"><text:span text:style-name="T1">Essigessenz</text:span></text:p>
      <text:p text:style-name="P9"><text:span text:style-name="T1"/></text:p>
      <text:p text:style-name="P4"><text:span text:style-name="T1">1 Pizzateig</text:span></text:p>
      <text:p text:style-name="P4"><text:span text:style-name="T1">1 Becher Schmand</text:span></text:p>
      <text:p text:style-name="P4"><text:span text:style-name="T1">5 Scheiben Rohschinken</text:span></text:p>
      <text:p text:style-name="P4"><text:span text:style-name="T1">1 Handvoll Bärlauch</text:span></text:p>
      <text:p text:style-name="P4"><text:span text:style-name="T1">150g Pizzakäse</text:span></text:p>
      <text:p text:style-name="P4"><text:span text:style-name="T1"/></text:p>
      <text:p text:style-name="P4"><text:span text:style-name="T1">1 Hähnchenbrustfilets</text:span></text:p>
      <text:p text:style-name="P4"><text:span text:style-name="T1">1 Zwiebel</text:span></text:p>
      <text:p text:style-name="P4"><text:span text:style-name="T1">1 El Tomatenmark</text:span></text:p>
      <text:p text:style-name="P4"><text:span text:style-name="T1">250 mL Orangensaft</text:span></text:p>
      <text:p text:style-name="P4"><text:span text:style-name="T1">50 mL Sahne</text:span></text:p>
      <text:p text:style-name="P4"><text:span text:style-name="T1">1 EL Estragon</text:span></text:p>
      <text:p text:style-name="P4"><text:span text:style-name="T1">1 Zuck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1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Arial" fo:font-family="Arial" style:font-family-generic="roman" style:font-pitch="variable"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minique Dresen</meta:initial-creator>
    <meta:creation-date>2019-03-23T10:03:19.056509052</meta:creation-date>
    <dc:date>2019-03-23T11:23:28.846972462</dc:date>
    <dc:creator>Dominique Dresen</dc:creator>
    <meta:editing-duration>PT1H20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74" meta:word-count="269" meta:character-count="1439" meta:non-whitespace-character-count="1296"/>
  </office:meta>
</office:document-meta>
</file>